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center"/>
      <style:text-properties fo:font-weight="bold" style:font-weight-asian="bold" style:font-weight-complex="bold" fo:font-size="24pt" style:font-size-asian="24pt" style:font-size-complex="24pt"/>
    </style:style>
    <style:style style:name="P2" style:parent-style-name="Normal" style:family="paragraph">
      <style:paragraph-properties fo:text-align="center"/>
      <style:text-properties fo:font-size="12pt" style:font-size-asian="12pt" style:font-size-complex="12pt"/>
    </style:style>
    <style:style style:name="P3" style:parent-style-name="Normal" style:family="paragraph">
      <style:paragraph-properties fo:text-align="center"/>
      <style:text-properties fo:font-size="12pt" style:font-size-asian="12pt" style:font-size-complex="12pt"/>
    </style:style>
    <style:style style:name="P4" style:parent-style-name="Title"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 style:parent-style-name="Title"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P8" style:parent-style-name="Heading2" style:family="paragraph">
      <style:text-properties fo:font-size="12pt" style:font-size-asian="12pt" style:font-size-complex="12pt"/>
    </style:style>
    <style:style style:name="P9" style:parent-style-name="ListParagraph" style:family="paragraph"/>
    <style:style style:name="P10" style:parent-style-name="ListParagraph" style:family="paragraph"/>
    <style:style style:name="P11" style:parent-style-name="ListParagraph" style:family="paragraph"/>
    <style:style style:name="P12" style:parent-style-name="Heading2" style:family="paragraph">
      <style:text-properties fo:font-size="12pt" style:font-size-asian="12pt" style:font-size-complex="12pt"/>
    </style:style>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ListParagraph" style:family="paragraph"/>
    <style:style style:name="P19" style:parent-style-name="ListParagraph" style:family="paragraph"/>
    <style:style style:name="T20" style:parent-style-name="DefaultParagraphFont" style:family="text">
      <style:text-properties fo:font-style="italic" style:font-style-asian="italic" style:font-style-complex="italic"/>
    </style:style>
    <style:style style:name="P21" style:parent-style-name="ListParagraph" style:family="paragraph"/>
    <style:style style:name="T22" style:parent-style-name="DefaultParagraphFont" style:family="text">
      <style:text-properties fo:font-style="italic" style:font-style-asian="italic" style:font-style-complex="italic"/>
    </style:style>
    <style:style style:name="P23" style:parent-style-name="ListParagraph" style:family="paragraph"/>
    <style:style style:name="T24" style:parent-style-name="DefaultParagraphFont" style:family="text">
      <style:text-properties fo:font-style="italic" style:font-style-asian="italic" style:font-style-complex="italic"/>
    </style:style>
    <style:style style:name="P25" style:parent-style-name="ListParagraph" style:family="paragraph"/>
    <style:style style:name="T26" style:parent-style-name="DefaultParagraphFont" style:family="text">
      <style:text-properties fo:font-style="italic" style:font-style-asian="italic" style:font-style-complex="italic"/>
    </style:style>
    <style:style style:name="P27" style:parent-style-name="ListParagraph" style:family="paragraph"/>
    <style:style style:name="T28" style:parent-style-name="DefaultParagraphFont" style:family="text">
      <style:text-properties fo:font-style="italic" style:font-style-asian="italic" style:font-style-complex="italic"/>
    </style:style>
    <style:style style:name="P29" style:parent-style-name="ListParagraph" style:family="paragraph"/>
    <style:style style:name="T30" style:parent-style-name="DefaultParagraphFont" style:family="text">
      <style:text-properties fo:font-style="italic" style:font-style-asian="italic" style:font-style-complex="italic"/>
    </style:style>
    <style:style style:name="P31" style:parent-style-name="ListParagraph" style:family="paragraph"/>
    <style:style style:name="T32" style:parent-style-name="DefaultParagraphFont" style:family="text">
      <style:text-properties fo:font-style="italic" style:font-style-asian="italic" style:font-style-complex="italic"/>
    </style:style>
    <style:style style:name="P33" style:parent-style-name="ListParagraph" style:family="paragraph"/>
    <style:style style:name="T34" style:parent-style-name="DefaultParagraphFont" style:family="text">
      <style:text-properties fo:font-style="italic" style:font-style-asian="italic" style:font-style-complex="italic"/>
    </style:style>
    <style:style style:name="T35" style:parent-style-name="DefaultParagraphFont" style:family="text">
      <style:text-properties fo:font-style="italic" style:font-style-asian="italic" style:font-style-complex="italic"/>
    </style:style>
    <style:style style:name="T36" style:parent-style-name="DefaultParagraphFont" style:family="text">
      <style:text-properties fo:font-style="italic" style:font-style-asian="italic" style:font-style-complex="italic"/>
    </style:style>
    <style:style style:name="P37" style:parent-style-name="ListParagraph" style:family="paragraph"/>
    <style:style style:name="T38" style:parent-style-name="DefaultParagraphFont" style:family="text">
      <style:text-properties fo:font-style="italic" style:font-style-asian="italic" style:font-style-complex="italic"/>
    </style:style>
    <style:style style:name="P39" style:parent-style-name="ListParagraph" style:family="paragraph"/>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fo:font-style="italic" style:font-style-asian="italic" style:font-style-complex="italic"/>
    </style:style>
    <style:style style:name="P42" style:parent-style-name="ListParagraph" style:family="paragraph"/>
    <style:style style:name="P43" style:parent-style-name="ListParagraph" style:family="paragraph"/>
    <style:style style:name="P44" style:parent-style-name="ListParagraph" style:family="paragraph"/>
    <style:style style:name="P45" style:parent-style-name="ListParagraph" style:family="paragraph"/>
    <style:style style:name="T46" style:parent-style-name="DefaultParagraphFont" style:family="text">
      <style:text-properties style:text-position="super 63.6%"/>
    </style:style>
  </office:automatic-styles>
  <office:body>
    <office:text text:use-soft-page-breaks="true">
      <text:p text:style-name="P1">Sean Sullivan</text:p>
      <text:p text:style-name="Normal"/>
      <text:p text:style-name="P2">Course Title: IN3007</text:p>
      <text:p text:style-name="P3">Consultant:<text:s/>Constantino Carlos Reyes-Aldasoro</text:p>
      <text:p text:style-name="P4">Network Analysis and Competitive<text:s/>Influence Maximization<text:s/>within a Dynamic Directed Network, with Ethical Considerations</text:p>
      <text:p text:style-name="Normal"/>
      <text:p text:style-name="P5">Proposal</text:p>
      <text:p text:style-name="Normal"/>
      <text:h text:style-name="Heading1" text:outline-level="1">Problems to be Solved:</text:h>
      <text:p text:style-name="Normal">How does information propagate throughout social networks? Social networks play an increasingly important role as a means to spread ideas, influence, and information among its users, and I plan to study in detail how we can understand and best utilise them to maximise this information propagation.</text:p>
      <text:p text:style-name="Normal">The problem I will be solving in my project is to find out and understand where within a social network original ads and ideas (seed nodes) would be best placed to maximise their spread and influence.<text:s/>The exact problem is as follows: given a number<text:s/><text:span text:style-name="T6">k</text:span>, find within a network (nodes adjoined by edges) a<text:s/><text:span text:style-name="T7">k</text:span><text:s/>set of nodes which will result in the largest possible set of activated nodes,<text:s/>once a propagation method has been continuously applied to the network until no further nodes may be reached.</text:p>
      <text:p text:style-name="Normal">I will be doing this by<text:s/>generating and visualising<text:s/>a variety of network graphs<text:s/>from<text:s/>matrix-adjacency tables which I will generate based on<text:s/>publicly available datasets,<text:s/>performing network analysis, and implementing and experimenting with multiple different propagation methods<text:s/>(including one I will make myself)<text:s/>to maximise success, while also optimizing for efficiency.</text:p>
      <text:p text:style-name="Normal">This is a well-studied topic, given its rising relevance and importance in recent decades, and I will be building on the related work done over past years by many others whilst still ensuring I am making original and valuable contributions. One aspect that has not been studied thus far, is to explore<text:s/>the consequences of multiple competing influences within a<text:s/>dynamic (nodes appearing/disappearing)<text:s/>directed network graph, where both positive and negative influence may propagate. This will improve upon the so far mainly theoretical research, providing results which would be more applicable in the real world, where such aspects of the problem will always exist in tandem.<text:s/><text:s/>Furthermore, I plan to invent and implement an entirely original propagation method<text:s/>(algorithm), to ensure I can contribute additional value to the topic.</text:p>
      <text:p text:style-name="Normal">Finally, due to the<text:s/>unavoidable<text:s/>prevalence of social networks<text:s/>and advertising<text:s/>in our lives I will use my findings to investigate the moral and ethical considerations of such technology and research, as well as<text:s/>how and why they may be used for malicious purposes.<text:s/>The ethics of advertising is not often considered by the public, despite the fact it pervades all of our lives constantly.<text:s/>I will explore ways in which we can safeguard ourselves and others from such malice, including technological safeguards<text:s/>and making the public more aware of the impact<text:s/>advertising and<text:s/>social networks – and potentially bad actors using them – could and will affect our lives.</text:p>
      <text:h text:style-name="Heading1" text:outline-level="1">Project Objectives:</text:h>
      <text:h text:style-name="P8" text:outline-level="2">Primary Objectives:</text:h>
      <text:list text:style-name="LFO1" text:continue-numbering="true">
        <text:list-item>
          <text:p text:style-name="P9">Implement a way to<text:s/>visualise<text:s/>large-scale (10,000+ nodes) social networks using network graphs.</text:p>
        </text:list-item>
        <text:list-item>
          <text:p text:style-name="P10">Create a new propagation algorithm that improves upon its predecessors in success and/or<text:s/>efficiency and<text:s/>prove such with robust experimentation.</text:p>
        </text:list-item>
        <text:list-item>
          <text:p text:style-name="P11">Explore the moral and ethical considerations of such technology.</text:p>
        </text:list-item>
      </text:list>
      <text:soft-page-break/>
      <text:h text:style-name="P12" text:outline-level="2">Sub-Objectives:</text:h>
      <text:list text:style-name="LFO2" text:continue-numbering="true">
        <text:list-item>
          <text:p text:style-name="P13">Implement a way of representing<text:s/>network graphs<text:s/>visually<text:s/>from datasets.</text:p>
        </text:list-item>
        <text:list-item>
          <text:p text:style-name="P14">Optimise this so it can be used for large-scale<text:s/>datasets<text:s/>and still provide insight.</text:p>
        </text:list-item>
        <text:list-item>
          <text:p text:style-name="P15">Implement working propagation methods on small-scale custom datasets and test they work as expected.</text:p>
        </text:list-item>
        <text:list-item>
          <text:p text:style-name="P16">Create and implement my own propagation methods, testing it works and improves upon others.</text:p>
        </text:list-item>
        <text:list-item>
          <text:p text:style-name="P17">Experiment with all these methods on multiple datasets and collate my results.</text:p>
        </text:list-item>
        <text:list-item>
          <text:p text:style-name="P18">Explore the morals and ethics of advertising and influence maximisation.</text:p>
        </text:list-item>
      </text:list>
      <text:h text:style-name="Heading1" text:outline-level="1">Project Beneficiaries:</text:h>
      <text:p text:style-name="Normal">Viral marketing is of<text:s/>great<text:s/>importance to advertisers in the modern age, and as such my results will be of great benefit to them, and many others who seek to spread information through a social network, including but not limited to: politicians running online campaign strategies,<text:s/>social media influencers, religious missionaries, etc.<text:s/>Of course,<text:s/>interest in my work will not be limited to those who would gain from it, but also include anyone who is interested in the algorithmic problem of Influence Maximization and the related field of network analysis.</text:p>
      <text:h text:style-name="Heading1" text:outline-level="1">Work Plan:</text:h>
      <text:p text:style-name="Normal">I understand I am extremely behind where I should be at this stage, but as you may or may not know I was extremely ill for almost the entirety of February, but I have applied and been granted a<text:s/>2<text:s/>week extension through<text:s/>EC.<text:s/>Nevertheless, I believe I will be able to finish this project to a high standard in that space of time, and have detailed my work plan from this day forward below:</text:p>
      <text:list text:style-name="LFO3" text:continue-numbering="true">
        <text:list-item>
          <text:p text:style-name="P19">Provide a literature review which studies previous related<text:s/>work and<text:s/>highlights how I can effectively and originally build on that and contribute further value.<text:s/><text:span text:style-name="T20">Tues 23/03/21</text:span></text:p>
        </text:list-item>
        <text:list-item>
          <text:p text:style-name="P21">Write code to implement and compare multiple ways of representing large datasets with network graphs using Python. Also, compare the many large datasets applicable to this project and decide which few I use.<text:s/><text:span text:style-name="T22">Fri 26/03/21</text:span></text:p>
        </text:list-item>
        <text:list-item>
          <text:p text:style-name="P23">Write code to implement various propagation methods (independent cascade, linear threshold, etc.) and verify they work successfully on very small custom-made network graphs.<text:s/><text:span text:style-name="T24">Fri 2/04/21</text:span></text:p>
        </text:list-item>
        <text:list-item>
          <text:p text:style-name="P25">Optimise and improve until they are sufficient for the large-scale network graphs I will be using.<text:s text:c="16"/><text:span text:style-name="T26">Tues 6/04/21</text:span></text:p>
        </text:list-item>
        <text:list-item>
          <text:p text:style-name="P27">Studying and comparing the various methods mentioned above, as well as different techniques used by many researchers over the past 18 years, create a completely original propagation method algorithm, and implement it in Python.<text:s/><text:span text:style-name="T28">Sun 11/04/21</text:span></text:p>
        </text:list-item>
        <text:list-item>
          <text:p text:style-name="P29">Experiment with all of the implemented methods to collect and present results.<text:s/><text:span text:style-name="T30">Sun 18/04/21</text:span></text:p>
        </text:list-item>
        <text:list-item>
          <text:p text:style-name="P31">Draft report and show to consultant.<text:s/>Fri<text:s/><text:span text:style-name="T32">23/04/21</text:span><text:s/></text:p>
        </text:list-item>
        <text:list-item>
          <text:p text:style-name="P33">Research the ethical and moral considerations of social networks and influence maximization<text:s/>and add to the report.<text:s/><text:span text:style-name="T34">Weds 2</text:span><text:span text:style-name="T35">8</text:span><text:span text:style-name="T36">/04/21</text:span></text:p>
        </text:list-item>
        <text:list-item>
          <text:p text:style-name="P37">Draft final report, including references and appendices.<text:s/><text:span text:style-name="T38">Thu 13/05/21</text:span></text:p>
        </text:list-item>
        <text:list-item>
          <text:p text:style-name="P39">Submit final project and report.<text:s/><text:span text:style-name="T40">Tue 18</text:span><text:span text:style-name="T41">/5/21</text:span></text:p>
        </text:list-item>
      </text:list>
      <text:h text:style-name="Heading1" text:outline-level="1">Project Risks:</text:h>
      <text:list text:style-name="LFO4" text:continue-numbering="true">
        <text:list-item>
          <text:p text:style-name="P42">Being delayed and missing deadlines. This would be disastrous for me, due to my already delayed situation.<text:line-break/>Solution: Avoid procrastination and break every task into subtasks with manageable deadlines.</text:p>
        </text:list-item>
        <text:list-item>
          <text:p text:style-name="P43">I spend too much time on visualising large network graphs and don’t leave enough time for experimenting.<text:line-break/>Solution: Prioritise implementation and results over visualisation, treat visualisation as an added extra<text:s/>if it takes up too much time.</text:p>
        </text:list-item>
        <text:list-item>
          <text:p text:style-name="P44">My propagation method does not meet the standards I am attaining for.<text:line-break/>Solution: Leave a significant amount of time for implementing and testing propagation methods.</text:p>
        </text:list-item>
        <text:list-item>
          <text:p text:style-name="P45">Living alone adds stress and subtracts time away from my situation.<text:line-break/>Solution: when I am able on March 29<text:span text:style-name="T46">th</text:span>, I will return to stay with my mother to keep on track.</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fo:font-style="normal" style:font-style-asian="normal" style:font-style-complex="norm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sullivan2</meta:initial-creator>
    <dc:creator>ssullivan2</dc:creator>
    <meta:creation-date>2021-03-18T16:14:00Z</meta:creation-date>
    <dc:date>2021-03-18T17:59:00Z</dc:date>
    <meta:template xlink:href="Normal" xlink:type="simple"/>
    <meta:editing-cycles>7</meta:editing-cycles>
    <meta:editing-duration>PT6300S</meta:editing-duration>
    <meta:document-statistic meta:page-count="2" meta:paragraph-count="13" meta:word-count="1022" meta:character-count="6836" meta:row-count="48" meta:non-whitespace-character-count="5827"/>
  </office:meta>
</office:document-meta>
</file>